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68b8" officeooo:paragraph-rsid="001868b8"/>
    </style:style>
    <style:style style:name="P2" style:family="paragraph" style:parent-style-name="Standard">
      <style:text-properties officeooo:rsid="001a438e" officeooo:paragraph-rsid="001a438e"/>
    </style:style>
    <style:style style:name="P3" style:family="paragraph" style:parent-style-name="Standard">
      <style:text-properties fo:font-weight="bold" officeooo:rsid="001a438e" officeooo:paragraph-rsid="001a438e" style:font-weight-asian="bold" style:font-weight-complex="bold"/>
    </style:style>
    <style:style style:name="P4" style:family="paragraph" style:parent-style-name="Standard">
      <style:text-properties fo:font-weight="normal" officeooo:rsid="001a438e" officeooo:paragraph-rsid="001a438e" style:font-weight-asian="normal" style:font-weight-complex="normal"/>
    </style:style>
    <style:style style:name="P5" style:family="paragraph" style:parent-style-name="Standard">
      <style:text-properties fo:font-weight="normal" officeooo:rsid="001bb9ff" officeooo:paragraph-rsid="001bb9ff" style:font-weight-asian="normal" style:font-weight-complex="normal"/>
    </style:style>
    <style:style style:name="P6" style:family="paragraph" style:parent-style-name="Standard">
      <style:text-properties fo:font-weight="normal" officeooo:rsid="001fcede" officeooo:paragraph-rsid="001fcede" style:font-weight-asian="normal" style:font-weight-complex="normal"/>
    </style:style>
    <style:style style:name="P7" style:family="paragraph" style:parent-style-name="Standard">
      <style:text-properties fo:font-weight="normal" officeooo:rsid="00203d4b" officeooo:paragraph-rsid="00203d4b" style:font-weight-asian="normal" style:font-weight-complex="normal"/>
    </style:style>
    <style:style style:name="P8" style:family="paragraph" style:parent-style-name="Standard">
      <style:text-properties fo:font-weight="normal" officeooo:rsid="00216105" officeooo:paragraph-rsid="00216105" style:font-weight-asian="normal" style:font-weight-complex="normal"/>
    </style:style>
    <style:style style:name="P9" style:family="paragraph" style:parent-style-name="Standard">
      <style:text-properties fo:font-weight="normal" officeooo:rsid="00224a4b" officeooo:paragraph-rsid="00224a4b" style:font-weight-asian="normal" style:font-weight-complex="normal"/>
    </style:style>
    <style:style style:name="P10" style:family="paragraph" style:parent-style-name="Standard">
      <style:text-properties officeooo:rsid="001bb9ff" officeooo:paragraph-rsid="001bb9ff"/>
    </style:style>
    <style:style style:name="P11" style:family="paragraph" style:parent-style-name="Heading_20_2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style:text-blinking="false" fo:background-color="transparent"/>
    </style:style>
    <style:style style:name="P12" style:family="paragraph" style:parent-style-name="Standard">
      <style:text-properties fo:font-weight="normal" officeooo:rsid="00224a4b" officeooo:paragraph-rsid="00224a4b" style:font-weight-asian="normal" style:font-weight-complex="normal"/>
    </style:style>
    <style:style style:name="P13" style:family="paragraph" style:parent-style-name="Standard">
      <style:text-properties fo:font-weight="normal" officeooo:rsid="001a438e" officeooo:paragraph-rsid="001868b8" style:font-weight-asian="normal" style:font-weight-complex="normal"/>
    </style:style>
    <style:style style:name="P14" style:family="paragraph" style:parent-style-name="Text_20_body">
      <style:paragraph-properties fo:margin-top="0.141cm" fo:margin-bottom="0cm" loext:contextual-spacing="false" fo:line-height="120%" style:writing-mode="lr-tb"/>
    </style:style>
    <style:style style:name="P15" style:family="paragraph" style:parent-style-name="Text_20_body">
      <style:paragraph-properties fo:margin-top="0.353cm" fo:margin-bottom="0cm" loext:contextual-spacing="false" fo:line-height="120%" style:writing-mode="lr-tb"/>
    </style:style>
    <style:style style:name="P16" style:family="paragraph" style:parent-style-name="Text_20_body">
      <style:paragraph-properties fo:margin-top="0.353cm" fo:margin-bottom="0.141cm" loext:contextual-spacing="false" fo:line-height="120%" style:writing-mode="lr-tb"/>
    </style:style>
    <style:style style:name="P17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officeooo:rsid="001f7fa9"/>
    </style:style>
    <style:style style:name="T2" style:family="text">
      <style:text-properties officeooo:rsid="00216105"/>
    </style:style>
    <style:style style:name="T3" style:family="text">
      <style:text-properties officeooo:rsid="00224a4b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style:font-name="Times New Roman" fo:font-size="12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docs-internal-guid-2eee9a51-7fff-3c69-dc4e-18921ecd80a3"/></text:p>
      <text:p text:style-name="P14"><text:a xlink:type="simple" xlink:href="https://docs.google.com/document/d/1Fsb_ViwCJfSB-lshxQzl73iJsRY5c5OQwmQgpkjU1Nw/edit#heading=h.arbi5xfopgj8" text:style-name="Internet_20_link" text:visited-style-name="Visited_20_Internet_20_Link"><text:span text:style-name="T4">Plan détaillé</text:span></text:a><text:a xlink:type="simple" xlink:href="https://docs.google.com/document/d/1Fsb_ViwCJfSB-lshxQzl73iJsRY5c5OQwmQgpkjU1Nw/edit#heading=h.arbi5xfopgj8" text:style-name="Internet_20_link" text:visited-style-name="Visited_20_Internet_20_Link"><text:span text:style-name="T5">    </text:span></text:a><text:a xlink:type="simple" xlink:href="https://docs.google.com/document/d/1Fsb_ViwCJfSB-lshxQzl73iJsRY5c5OQwmQgpkjU1Nw/edit#heading=h.arbi5xfopgj8" text:style-name="Internet_20_link" text:visited-style-name="Visited_20_Internet_20_Link"><text:span text:style-name="T4">1</text:span></text:a></text:p>
      <text:p text:style-name="P15"><text:a xlink:type="simple" xlink:href="https://docs.google.com/document/d/1Fsb_ViwCJfSB-lshxQzl73iJsRY5c5OQwmQgpkjU1Nw/edit#heading=h.wk9dymoxct3t" text:style-name="Internet_20_link" text:visited-style-name="Visited_20_Internet_20_Link"><text:span text:style-name="T4">Introduction</text:span></text:a><text:a xlink:type="simple" xlink:href="https://docs.google.com/document/d/1Fsb_ViwCJfSB-lshxQzl73iJsRY5c5OQwmQgpkjU1Nw/edit#heading=h.wk9dymoxct3t" text:style-name="Internet_20_link" text:visited-style-name="Visited_20_Internet_20_Link"><text:span text:style-name="T5">    </text:span></text:a><text:a xlink:type="simple" xlink:href="https://docs.google.com/document/d/1Fsb_ViwCJfSB-lshxQzl73iJsRY5c5OQwmQgpkjU1Nw/edit#heading=h.wk9dymoxct3t" text:style-name="Internet_20_link" text:visited-style-name="Visited_20_Internet_20_Link"><text:span text:style-name="T4">1</text:span></text:a></text:p>
      <text:p text:style-name="P15"><text:a xlink:type="simple" xlink:href="https://docs.google.com/document/d/1Fsb_ViwCJfSB-lshxQzl73iJsRY5c5OQwmQgpkjU1Nw/edit#heading=h.ai1y05o91xfr" text:style-name="Internet_20_link" text:visited-style-name="Visited_20_Internet_20_Link"><text:span text:style-name="T4">Matériel et méthodes</text:span></text:a><text:a xlink:type="simple" xlink:href="https://docs.google.com/document/d/1Fsb_ViwCJfSB-lshxQzl73iJsRY5c5OQwmQgpkjU1Nw/edit#heading=h.ai1y05o91xfr" text:style-name="Internet_20_link" text:visited-style-name="Visited_20_Internet_20_Link"><text:span text:style-name="T5">    </text:span></text:a><text:a xlink:type="simple" xlink:href="https://docs.google.com/document/d/1Fsb_ViwCJfSB-lshxQzl73iJsRY5c5OQwmQgpkjU1Nw/edit#heading=h.ai1y05o91xfr" text:style-name="Internet_20_link" text:visited-style-name="Visited_20_Internet_20_Link"><text:span text:style-name="T4">1</text:span></text:a></text:p>
      <text:p text:style-name="P15"><text:a xlink:type="simple" xlink:href="https://docs.google.com/document/d/1Fsb_ViwCJfSB-lshxQzl73iJsRY5c5OQwmQgpkjU1Nw/edit#heading=h.6xzsgye6kyim" text:style-name="Internet_20_link" text:visited-style-name="Visited_20_Internet_20_Link"><text:span text:style-name="T4">Résultats</text:span></text:a><text:a xlink:type="simple" xlink:href="https://docs.google.com/document/d/1Fsb_ViwCJfSB-lshxQzl73iJsRY5c5OQwmQgpkjU1Nw/edit#heading=h.6xzsgye6kyim" text:style-name="Internet_20_link" text:visited-style-name="Visited_20_Internet_20_Link"><text:span text:style-name="T5">    </text:span></text:a><text:a xlink:type="simple" xlink:href="https://docs.google.com/document/d/1Fsb_ViwCJfSB-lshxQzl73iJsRY5c5OQwmQgpkjU1Nw/edit#heading=h.6xzsgye6kyim" text:style-name="Internet_20_link" text:visited-style-name="Visited_20_Internet_20_Link"><text:span text:style-name="T4">1</text:span></text:a></text:p>
      <text:p text:style-name="P15"><text:a xlink:type="simple" xlink:href="https://docs.google.com/document/d/1Fsb_ViwCJfSB-lshxQzl73iJsRY5c5OQwmQgpkjU1Nw/edit#heading=h.8at1mnvfu9ky" text:style-name="Internet_20_link" text:visited-style-name="Visited_20_Internet_20_Link"><text:span text:style-name="T4">Conclusion et discussion</text:span></text:a><text:a xlink:type="simple" xlink:href="https://docs.google.com/document/d/1Fsb_ViwCJfSB-lshxQzl73iJsRY5c5OQwmQgpkjU1Nw/edit#heading=h.8at1mnvfu9ky" text:style-name="Internet_20_link" text:visited-style-name="Visited_20_Internet_20_Link"><text:span text:style-name="T5">    </text:span></text:a><text:a xlink:type="simple" xlink:href="https://docs.google.com/document/d/1Fsb_ViwCJfSB-lshxQzl73iJsRY5c5OQwmQgpkjU1Nw/edit#heading=h.8at1mnvfu9ky" text:style-name="Internet_20_link" text:visited-style-name="Visited_20_Internet_20_Link"><text:span text:style-name="T4">3</text:span></text:a></text:p>
      <text:p text:style-name="P16"><text:a xlink:type="simple" xlink:href="https://docs.google.com/document/d/1Fsb_ViwCJfSB-lshxQzl73iJsRY5c5OQwmQgpkjU1Nw/edit#heading=h.c6q97snq849q" text:style-name="Internet_20_link" text:visited-style-name="Visited_20_Internet_20_Link"><text:span text:style-name="T4">Bibliographie</text:span></text:a><text:a xlink:type="simple" xlink:href="https://docs.google.com/document/d/1Fsb_ViwCJfSB-lshxQzl73iJsRY5c5OQwmQgpkjU1Nw/edit#heading=h.c6q97snq849q" text:style-name="Internet_20_link" text:visited-style-name="Visited_20_Internet_20_Link"><text:span text:style-name="T5">    </text:span></text:a><text:a xlink:type="simple" xlink:href="https://docs.google.com/document/d/1Fsb_ViwCJfSB-lshxQzl73iJsRY5c5OQwmQgpkjU1Nw/edit#heading=h.c6q97snq849q" text:style-name="Internet_20_link" text:visited-style-name="Visited_20_Internet_20_Link"><text:span text:style-name="T4">3</text:span></text:a></text:p>
      <text:p text:style-name="Text_20_body"/>
      <text:h text:style-name="P11" text:outline-level="2">Plan détaillé</text:h>
      <text:h text:style-name="P11" text:outline-level="2">Résumé rapport</text:h>
      <text:h text:style-name="P11" text:outline-level="2">Introduction</text:h>
      <text:p text:style-name="P17">Développement sur le phénomène d’admixture</text:p>
      <text:p text:style-name="P17">Prisme de génétique des populations</text:p>
      <text:p text:style-name="P18">→ <text:span text:style-name="T6">statistiques étudiées pour suivre l’admixture</text:span></text:p>
      <text:p text:style-name="P17">Puis autre phénomènes influençant</text:p>
      <text:p text:style-name="P18">→ <text:span text:style-name="T6">changement Ne</text:span></text:p>
      <text:p text:style-name="P18">→ <text:span text:style-name="T6">dérive génétique</text:span></text:p>
      <text:p text:style-name="P17">Questions qui en découlent, influence Ne sur statistiques résumées dans différents scénarios d’admixture</text:p>
      <text:p text:style-name="Text_20_body"/>
      <text:h text:style-name="P11" text:outline-level="2">Matériel et méthodes</text:h>
      <text:p text:style-name="P17">MetHis (détail du logiciel + implémentation personnelle, MetHis en séquentiel / U choisi / bottleneck)</text:p>
      <text:p text:style-name="P17">simulateur + calculateur stat résumées</text:p>
      <text:p text:style-name="Text_20_body"/>
      <text:p text:style-name="P17">Scénarios de Ne / d’admixture choisis → schémas + explications des différents paramètres</text:p>
      <text:p text:style-name="Text_20_body"/>
      <text:p text:style-name="P17">Populations sources</text:p>
      <text:p text:style-name="P17">Origine des populations sources, différenciation présente, pertinence scénario d’admixture</text:p>
      <text:p text:style-name="Text_20_body"><text:soft-page-break/></text:p>
      <text:p text:style-name="P17">Détail des statistiques</text:p>
      <text:p text:style-name="Text_20_body"/>
      <text:h text:style-name="P11" text:outline-level="2">Résultats</text:h>
      <text:p text:style-name="P17">Résultats d’admixture pour un pulse à la génération 0</text:p>
      <text:p text:style-name="P17">Choix de ne pas fixer s1,0 : scénarios avec attendus théoriques, pas de forte corrélation avec s1,0 + aléatoire sur données réelles</text:p>
      <text:p text:style-name="P17">Visualisation de l’effet de la dérive sur la population</text:p>
      <text:p text:style-name="P17">Diminution He moyenne</text:p>
      <text:p text:style-name="P17">Augmentation FST s1-adm / s2-adm</text:p>
      <text:p text:style-name="P17">F moyen difficilement exploitable → très forte variance</text:p>
      <text:p text:style-name="P17">Effet beaucoup plus fort dans les petites populations</text:p>
      <text:p text:style-name="P17">On retrouve même phénomène sur les autres scénarios démographiques</text:p>
      <text:p text:style-name="P17">U faible, alpha faible, tb fort → dérive forte</text:p>
      <text:p text:style-name="P17">Fortes pressions démographiques → petites tailles de pop → forte dérive</text:p>
      <text:p text:style-name="P17">Moyenne du taux d’admixture</text:p>
      <text:p text:style-name="P17">(Attendus théoriques dans mat et met)</text:p>
      <text:p text:style-name="P17">Moyenne ne semble pas être constantes pour les simulations étudiées</text:p>
      <text:p text:style-name="P17">Besoin d’étudier le delta pour observer l’écart théorique spécifiquement</text:p>
      <text:p text:style-name="P17">Semble avoir un lien avec le scénario démographique</text:p>
      <text:p text:style-name="P17">Moyenne sur 100 simulations pour confirmer cette tendance</text:p>
      <text:p text:style-name="P17">disc. [En moyenne sans s1,0 fixé, delta négatif (admixture moyenne observée inférieure à celle attendue)</text:p>
      <text:p text:style-name="P17">delta diminue plus pour petites populations et scénarios avec forte pression démographique</text:p>
      <text:p text:style-name="P17">(Quand on fixe s1,0, delta négatif pour 0.5 et 0.75, mais comportement différent pour 0.1 → effet de bord ? Une des populations sources est plus dispersée ?)</text:p>
      <text:p text:style-name="P17">Une partie de l’information manquante avec ASD-MDS ?</text:p>
      <text:p text:style-name="P17">plutôt discussion : Si diminution du taux est vérifiée, taux d’admixture observé au temps x serait inférieur au taux de la population à sa fondation.</text:p>
      <text:p text:style-name="P17"><text:soft-page-break/>Comparaison avec ADMIXTURE → problème à k=2, la population admixe n’est plus différenciée d’une des populations sources. À k = 3, trois populations totalement distinctes à partir d’un temps de génération donné.]</text:p>
      <text:p text:style-name="P18"> </text:p>
      <text:p text:style-name="P17">Admixture récurrente avec s1,0 fixé (migration à taux constant des deux populations)</text:p>
      <text:p text:style-name="P17">Effet de la dérive effacé par l’admixture récurrente. Évolution des différentes statistiques va dépendre uniquement du s1,0, et non des effets démographiques.</text:p>
      <text:p text:style-name="Text_20_body"/>
      <text:p text:style-name="P17">Admixture ponctuelle (un ou deux pulses d’admixture supplémentaire en plus du pulse initial)</text:p>
      <text:p text:style-name="P17">Influence des 2 paramètres effectif efficace et pulse supplémentaire</text:p>
      <text:p text:style-name="P17">Pour Ne constant</text:p>
      <text:p text:style-name="P17">Influence force/intensité + moment du pulse (nb : var et mean taux d’admixture)</text:p>
      <text:p text:style-name="P17">Pour Ne croissant et bottleneck -&gt; 1 seul pulse supplémentaire / après la fondation de la population admixed</text:p>
      <text:p text:style-name="P17">Réduction du nombre de paramètres + dépendance intensité et moment du pulse se retrouve avec un pulse unique</text:p>
      <text:p text:style-name="Text_20_body"/>
      <text:h text:style-name="P11" text:outline-level="2">Conclusion et discussion</text:h>
      <text:p text:style-name="P17">Effet dérive lié à effectif efficace</text:p>
      <text:p text:style-name="P17">Admixture récurrente contrebalance dérive</text:p>
      <text:p text:style-name="P17">Admixture ponctuelle combinaison de facteurs, difficile à détecter dans grandes pop ?</text:p>
      <text:p text:style-name="P17">Problème du taux d’admixture moyen qui décroît</text:p>
      <text:p text:style-name="P17">Comparaison avec ADMIXTURE</text:p>
      <text:p text:style-name="P17">Populations sources différentes ?</text:p>
      <text:p text:style-name="Text_20_body"/>
      <text:h text:style-name="P11" text:outline-level="2">Bibliographie</text:h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2:32:09.410957027</meta:creation-date>
    <dc:date>2021-06-03T11:23:39.553806083</dc:date>
    <meta:editing-duration>PT6M4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63" meta:word-count="518" meta:character-count="3518" meta:non-whitespace-character-count="3043"/>
  </office:meta>
</office:document-meta>
</file>